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Heading_20_1">
      <style:text-properties fo:font-variant="normal" fo:text-transform="none" fo:color="#1f2328" style:font-name="apple-system" fo:letter-spacing="normal" fo:font-style="normal"/>
    </style:style>
    <style:style style:name="T1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style:font-name="apple-system" fo:font-size="12pt" fo:letter-spacing="normal" fo:font-style="italic" fo:font-weight="normal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athDxf2GCode</text:h>
      <text:p text:style-name="P1"><text:span text:style-name="T1">A tool for converting DXFs with tool paths to GCode files.</text:span></text:p>
      <text:p text:style-name="P1"><text:span text:style-name="T1">For documentation, see </text:span><text:span text:style-name="T2">PathDxf2GCode-Doku en.pdf</text:span><text:span text:style-name="T1">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ald M. Müller</meta:initial-creator>
    <meta:creation-date>2025-03-15T11:25:15.32</meta:creation-date>
    <meta:document-statistic meta:table-count="0" meta:image-count="0" meta:object-count="0" meta:page-count="1" meta:paragraph-count="3" meta:word-count="17" meta:character-count="120"/>
    <dc:date>2025-03-15T11:27:15.48</dc:date>
    <dc:creator>Harald M. Müller</dc:creator>
    <meta:editing-duration>PT2M1S</meta:editing-duration>
    <meta:editing-cycles>1</meta:editing-cycles>
    <meta:generator>OpenOffice/4.1.14$Win32 OpenOffice.org_project/4114m1$Build-9811</meta:generator>
  </office:meta>
</office:document-meta>
</file>